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28849" officeooo:paragraph-rsid="00128849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28849" officeooo:paragraph-rsid="00128849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28849" officeooo:paragraph-rsid="00128849" style:font-size-asian="16pt" style:font-style-asian="italic" style:font-size-complex="16pt" style:font-style-complex="italic"/>
    </style:style>
    <style:style style:name="T1" style:family="text">
      <style:text-properties officeooo:rsid="00128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Wonder of Ot All</text:p>
      <text:p text:style-name="P1"/>
      <text:p text:style-name="P5">There’s the wonder of sunset at evening,</text:p>
      <text:p text:style-name="P5">The wonder as sunrise I see;</text:p>
      <text:p text:style-name="P5">But the wonder of wonders that thrills my sould</text:p>
      <text:p text:style-name="P5">Is the wonder that God loves me.</text:p>
      <text:p text:style-name="P5"/>
      <text:p text:style-name="P5">There’s the wonder of springtime and harvest,</text:p>
      <text:p text:style-name="P5">The sky, the stars, the sun;</text:p>
      <text:p text:style-name="P5">But the wonder of wonders that thrills my soul</text:p>
      <text:p text:style-name="P5">Is a wonder that’s only begun.</text:p>
      <text:p text:style-name="P2"/>
      <text:p text:style-name="P6">Refrain</text:p>
      <text:p text:style-name="P6"/>
      <text:p text:style-name="P7">O, the wonder of it all!</text:p>
      <text:p text:style-name="P7">The wonder of it all!</text:p>
      <text:p text:style-name="P7">Just to think that God loves me.</text:p>
      <text:p text:style-name="P7">O the wonder of it all!</text:p>
      <text:p text:style-name="P7">The wonder of it all!</text:p>
      <text:p text:style-name="P7">Just to think that God loves me!</text:p>
      <text:p text:style-name="P2"/>
      <text:p text:style-name="P2"/>
      <text:p text:style-name="P2">Composer: <text:span text:style-name="T1">George Beverly Shea</text:span></text:p>
      <text:p text:style-name="P2">Lyricist: <text:span text:style-name="T1">George Beverly Shea</text:span> </text:p>
      <text:p text:style-name="P2"/>
      <text:p text:style-name="P2"/>
      <text:p text:style-name="P5">Hymns for the Family of God: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8:51:08.850582507</meta:creation-date>
    <meta:editing-duration>PT6M56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03T18:58:04.391358869</dc:date>
    <dc:creator>Hank Warren</dc:creator>
    <meta:document-statistic meta:table-count="0" meta:image-count="0" meta:object-count="0" meta:page-count="1" meta:paragraph-count="19" meta:word-count="114" meta:character-count="566" meta:non-whitespace-character-count="470"/>
    <meta:template xlink:type="simple" xlink:actuate="onRequest" xlink:title="TubaHymn" xlink:href="../../../../../Library/Application%20Support/LibreOffice/4/user/template/TubaHymn1.ott" meta:date="2020-07-03T18:51:08.205806487"/>
  </office:meta>
</office:document-meta>
</file>